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officeooo:rsid="000ced78" officeooo:paragraph-rsid="000ced7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1pt" fo:font-style="italic" fo:font-weight="normal" officeooo:rsid="000ced78" officeooo:paragraph-rsid="000ced78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style:font-name="Calibri" fo:font-size="13pt" fo:font-weight="bold" officeooo:rsid="000ced78" officeooo:paragraph-rsid="000ced78" style:font-size-asian="13pt" style:font-weight-asian="bold" style:font-size-complex="13pt" style:font-weight-complex="bold"/>
    </style:style>
    <style:style style:name="P4" style:family="paragraph">
      <style:paragraph-properties fo:text-align="center"/>
    </style:style>
    <style:style style:name="P5" style:family="paragraph" style:parent-style-name="Standard">
      <style:text-properties style:font-name="Calibri" officeooo:rsid="000ced78" officeooo:paragraph-rsid="000ced78"/>
    </style:style>
    <style:style style:name="P6" style:family="paragraph" style:parent-style-name="Standard">
      <style:text-properties style:font-name="Calibri" officeooo:rsid="000b4d3a" officeooo:paragraph-rsid="000b4d3a"/>
    </style:style>
    <style:style style:name="P7" style:family="paragraph" style:parent-style-name="Standard">
      <style:text-properties officeooo:paragraph-rsid="000b4d3a"/>
    </style:style>
    <style:style style:name="P8" style:family="paragraph" style:parent-style-name="Standard">
      <style:text-properties style:font-name="Calibri" officeooo:paragraph-rsid="000b4d3a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Calibri" officeooo:rsid="000b4d3a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Calibri" fo:font-style="italic" style:font-style-asian="italic" style:font-style-complex="italic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IW- UT2.INTRODUCCIÓN A CSS</text:p>
      <text:p text:style-name="P1"/>
      <text:p text:style-name="P1"/>
      <text:p text:style-name="P1">Escribir un documento HTML </text:p>
      <text:p text:style-name="P3"><draw:line text:anchor-type="paragraph" draw:z-index="0" draw:name="Línea 1" draw:style-name="gr1" draw:text-style-name="P4" svg:x1="0.055cm" svg:y1="0.515cm" svg:x2="17.031cm" svg:y2="0.409cm"><text:p/></draw:line></text:p>
      <text:p text:style-name="P3"/>
      <text:p text:style-name="P5"><text:span text:style-name="T1">Conclusión</text:span> </text:p>
      <text:p text:style-name="P6"/>
      <text:p text:style-name="P7"><text:span text:style-name="T2">Tras probar las tres formas para aplicar estilos CSS a un programa HTML, creo que p</text:span><text:span text:style-name="T3">ara proyectos grandes </text:span><text:span text:style-name="Strong_20_Emphasis"><text:span text:style-name="T3">la mejor opción es usar CSS externo</text:span></text:span><text:span text:style-name="T3"> porque, </text:span><text:span text:style-name="T2">al</text:span><text:span text:style-name="T3"> </text:span><text:span text:style-name="Strong_20_Emphasis"><text:span text:style-name="T4">separar el contenido (</text:span></text:span><text:span text:style-name="Strong_20_Emphasis"><text:span text:style-name="T5">HTML</text:span></text:span><text:span text:style-name="Strong_20_Emphasis"><text:span text:style-name="T4">) del diseño (</text:span></text:span><text:span text:style-name="Strong_20_Emphasis"><text:span text:style-name="T5">CSS</text:span></text:span><text:span text:style-name="Strong_20_Emphasis"><text:span text:style-name="T4">), </text:span></text:span><text:span text:style-name="T3">el código es más </text:span><text:span text:style-name="T6">limpio</text:span><text:span text:style-name="T3">, fácil de </text:span><text:span text:style-name="T6">mantener</text:span><text:span text:style-name="T3"> y se pueden </text:span><text:span text:style-name="T6">aplicar </text:span><text:span text:style-name="T3">los mismos estilos a muchas páginas </text:span><text:span text:style-name="T6">sin</text:span><text:span text:style-name="T3"> tener que </text:span><text:span text:style-name="T6">repetirlos</text:span><text:span text:style-name="T3">. </text:span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23:32:11.738159700</meta:creation-date>
    <dc:date>2025-10-17T23:43:32.104478700</dc:date>
    <meta:editing-duration>PT11M19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4" meta:word-count="65" meta:character-count="388" meta:non-whitespace-character-count="324"/>
  </office:meta>
</office:document-meta>
</file>